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4*"/>
    </style:style>
    <style:style style:name="Tabella1.A1" style:family="table-cell">
      <style:table-cell-properties fo:padding="0.097cm" fo:border="0.05pt solid #000000"/>
    </style:style>
    <style:style style:name="Tabella1.A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8.5cm"/>
    </style:style>
    <style:style style:name="Tabella3.B" style:family="table-column">
      <style:table-column-properties style:column-width="8.513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17cm" style:rel-column-width="65534*"/>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8.5cm" style:rel-column-width="32767*"/>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8.5cm"/>
    </style:style>
    <style:style style:name="Tabella6.B" style:family="table-column">
      <style:table-column-properties style:column-width="8.513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17cm" style:rel-column-width="65534*"/>
    </style:style>
    <style:style style:name="Tabella7.A1" style:family="table-cell">
      <style:table-cell-properties fo:padding="0.097cm" fo:border="0.05pt solid #000000"/>
    </style:style>
    <style:style style:name="Tabella7.A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style>
    <style:style style:name="Tabella8.A" style:family="table-column">
      <style:table-column-properties style:column-width="8.5cm" style:rel-column-width="32767*"/>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8.5cm"/>
    </style:style>
    <style:style style:name="Tabella9.B" style:family="table-column">
      <style:table-column-properties style:column-width="8.513cm"/>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style>
    <style:style style:name="Tabella10.A" style:family="table-column">
      <style:table-column-properties style:column-width="17cm" style:rel-column-width="65534*"/>
    </style:style>
    <style:style style:name="Tabella10.A1" style:family="table-cell">
      <style:table-cell-properties fo:padding="0.097cm" fo:border="0.05pt solid #000000"/>
    </style:style>
    <style:style style:name="Tabella10.A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8.5cm" style:rel-column-width="32767*"/>
    </style:style>
    <style:style style:name="Tabella11.A1" style:family="table-cell">
      <style:table-cell-properties fo:padding="0.097cm" fo:border-left="0.05pt solid #000000" fo:border-right="none" fo:border-top="0.05pt solid #000000" fo:border-bottom="0.05pt solid #000000"/>
    </style:style>
    <style:style style:name="Tabella11.B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B2" style:family="table-cell">
      <style:table-cell-properties fo:padding="0.097cm" fo:border-left="0.05pt solid #000000" fo:border-right="0.05pt solid #000000" fo:border-top="none" fo:border-bottom="0.05pt solid #000000"/>
    </style:style>
    <style:style style:name="Tabella12" style:family="table">
      <style:table-properties style:width="17.013cm" fo:margin-left="0cm" table:align="left"/>
    </style:style>
    <style:style style:name="Tabella12.A" style:family="table-column">
      <style:table-column-properties style:column-width="8.5cm"/>
    </style:style>
    <style:style style:name="Tabella12.B" style:family="table-column">
      <style:table-column-properties style:column-width="8.513cm"/>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5cd0" officeooo:paragraph-rsid="00175cd0"/>
    </style:style>
    <style:style style:name="P2" style:family="paragraph" style:parent-style-name="Standard">
      <style:text-properties officeooo:rsid="0019e670" officeooo:paragraph-rsid="0019e670"/>
    </style:style>
    <style:style style:name="P3" style:family="paragraph" style:parent-style-name="Standard">
      <style:text-properties officeooo:rsid="001b3880" officeooo:paragraph-rsid="001bb476"/>
    </style:style>
    <style:style style:name="P4" style:family="paragraph" style:parent-style-name="Standard">
      <style:text-properties officeooo:rsid="001b3880" officeooo:paragraph-rsid="0034104d"/>
    </style:style>
    <style:style style:name="P5" style:family="paragraph" style:parent-style-name="Standard">
      <style:text-properties officeooo:rsid="001b3880" officeooo:paragraph-rsid="0054a9ce"/>
    </style:style>
    <style:style style:name="P6" style:family="paragraph" style:parent-style-name="Standard">
      <style:text-properties officeooo:rsid="001bb476" officeooo:paragraph-rsid="001bb476"/>
    </style:style>
    <style:style style:name="P7" style:family="paragraph" style:parent-style-name="Standard">
      <style:text-properties officeooo:rsid="001bb476" officeooo:paragraph-rsid="0054a9ce"/>
    </style:style>
    <style:style style:name="P8" style:family="paragraph" style:parent-style-name="Standard">
      <style:text-properties officeooo:rsid="001f87f7" officeooo:paragraph-rsid="001f87f7"/>
    </style:style>
    <style:style style:name="P9" style:family="paragraph" style:parent-style-name="Standard">
      <style:text-properties officeooo:rsid="001f87f7" officeooo:paragraph-rsid="0034104d"/>
    </style:style>
    <style:style style:name="P10" style:family="paragraph" style:parent-style-name="Standard">
      <style:text-properties officeooo:rsid="001f87f7" officeooo:paragraph-rsid="003d19de"/>
    </style:style>
    <style:style style:name="P11" style:family="paragraph" style:parent-style-name="Standard">
      <style:text-properties officeooo:rsid="001f87f7" officeooo:paragraph-rsid="004ec11e"/>
    </style:style>
    <style:style style:name="P12" style:family="paragraph" style:parent-style-name="Standard">
      <style:text-properties officeooo:rsid="00214028" officeooo:paragraph-rsid="00214028"/>
    </style:style>
    <style:style style:name="P13" style:family="paragraph" style:parent-style-name="Standard" style:list-style-name="L1">
      <style:text-properties officeooo:rsid="00214028" officeooo:paragraph-rsid="00214028"/>
    </style:style>
    <style:style style:name="P14" style:family="paragraph" style:parent-style-name="Standard" style:list-style-name="L1">
      <style:text-properties officeooo:rsid="0021e000" officeooo:paragraph-rsid="0021e000"/>
    </style:style>
    <style:style style:name="P15" style:family="paragraph" style:parent-style-name="Standard">
      <style:text-properties officeooo:rsid="0021e000" officeooo:paragraph-rsid="0021e000"/>
    </style:style>
    <style:style style:name="P16" style:family="paragraph" style:parent-style-name="Standard" style:list-style-name="L2">
      <style:text-properties officeooo:rsid="0021e000" officeooo:paragraph-rsid="0021e000"/>
    </style:style>
    <style:style style:name="P17" style:family="paragraph" style:parent-style-name="Standard" style:list-style-name="L3">
      <style:text-properties officeooo:rsid="0021e000" officeooo:paragraph-rsid="0021e000"/>
    </style:style>
    <style:style style:name="P18" style:family="paragraph" style:parent-style-name="Standard" style:list-style-name="L3">
      <style:text-properties officeooo:rsid="002378f5" officeooo:paragraph-rsid="002378f5"/>
    </style:style>
    <style:style style:name="P19" style:family="paragraph" style:parent-style-name="Standard">
      <style:text-properties officeooo:rsid="0024d484" officeooo:paragraph-rsid="0024d484"/>
    </style:style>
    <style:style style:name="P20" style:family="paragraph" style:parent-style-name="Standard">
      <style:text-properties officeooo:rsid="002639e0" officeooo:paragraph-rsid="002639e0"/>
    </style:style>
    <style:style style:name="P21" style:family="paragraph" style:parent-style-name="Standard">
      <style:text-properties officeooo:rsid="0027fc1c" officeooo:paragraph-rsid="0027fc1c"/>
    </style:style>
    <style:style style:name="P22" style:family="paragraph" style:parent-style-name="Standard" style:list-style-name="L4">
      <style:text-properties officeooo:rsid="0027fc1c" officeooo:paragraph-rsid="0027fc1c"/>
    </style:style>
    <style:style style:name="P23" style:family="paragraph" style:parent-style-name="Standard">
      <style:text-properties officeooo:rsid="002c2c05" officeooo:paragraph-rsid="002c2c05"/>
    </style:style>
    <style:style style:name="P24" style:family="paragraph" style:parent-style-name="Standard">
      <style:text-properties officeooo:rsid="002de8dc" officeooo:paragraph-rsid="002de8dc"/>
    </style:style>
    <style:style style:name="P25" style:family="paragraph" style:parent-style-name="Standard">
      <style:text-properties officeooo:rsid="002df316" officeooo:paragraph-rsid="002df316"/>
    </style:style>
    <style:style style:name="P26" style:family="paragraph" style:parent-style-name="Standard">
      <style:text-properties officeooo:rsid="002f6e9c" officeooo:paragraph-rsid="002f81cb"/>
    </style:style>
    <style:style style:name="P27" style:family="paragraph" style:parent-style-name="Standard">
      <style:text-properties fo:font-style="italic" style:text-underline-style="solid" style:text-underline-width="auto" style:text-underline-color="font-color" fo:font-weight="bold" officeooo:rsid="00336653" officeooo:paragraph-rsid="00336653" style:font-style-asian="italic" style:font-weight-asian="bold" style:font-style-complex="italic" style:font-weight-complex="bold"/>
    </style:style>
    <style:style style:name="P28" style:family="paragraph" style:parent-style-name="Standard">
      <style:text-properties fo:font-style="normal" style:text-underline-style="none" fo:font-weight="normal" officeooo:rsid="00336653" officeooo:paragraph-rsid="00336653" style:font-style-asian="normal" style:font-weight-asian="normal" style:font-style-complex="normal" style:font-weight-complex="normal"/>
    </style:style>
    <style:style style:name="P29" style:family="paragraph" style:parent-style-name="Standard" style:list-style-name="L5">
      <style:text-properties fo:font-style="normal" style:text-underline-style="none" fo:font-weight="normal" officeooo:rsid="00336653" officeooo:paragraph-rsid="00336653" style:font-style-asian="normal" style:font-weight-asian="normal" style:font-style-complex="normal" style:font-weight-complex="normal"/>
    </style:style>
    <style:style style:name="P30" style:family="paragraph" style:parent-style-name="Standard">
      <style:text-properties officeooo:rsid="0038a89a" officeooo:paragraph-rsid="0038a89a"/>
    </style:style>
    <style:style style:name="P31" style:family="paragraph" style:parent-style-name="Standard">
      <style:text-properties officeooo:rsid="003aaf7c" officeooo:paragraph-rsid="003aaf7c"/>
    </style:style>
    <style:style style:name="P32" style:family="paragraph" style:parent-style-name="Standard">
      <style:text-properties officeooo:rsid="003b5ae5" officeooo:paragraph-rsid="003b5ae5"/>
    </style:style>
    <style:style style:name="P33" style:family="paragraph" style:parent-style-name="Standard" style:list-style-name="L6">
      <style:text-properties officeooo:rsid="003b5ae5" officeooo:paragraph-rsid="003b5ae5"/>
    </style:style>
    <style:style style:name="P34" style:family="paragraph" style:parent-style-name="Standard">
      <style:text-properties officeooo:rsid="00441129" officeooo:paragraph-rsid="00441129"/>
    </style:style>
    <style:style style:name="P35" style:family="paragraph" style:parent-style-name="Standard">
      <style:text-properties officeooo:rsid="0044c5b1" officeooo:paragraph-rsid="0044c5b1"/>
    </style:style>
    <style:style style:name="P36" style:family="paragraph" style:parent-style-name="Standard">
      <style:text-properties officeooo:rsid="00455ecc" officeooo:paragraph-rsid="00455ecc"/>
    </style:style>
    <style:style style:name="P37" style:family="paragraph" style:parent-style-name="Standard">
      <style:text-properties officeooo:rsid="0046cda4" officeooo:paragraph-rsid="0046cda4"/>
    </style:style>
    <style:style style:name="P38" style:family="paragraph" style:parent-style-name="Standard">
      <style:text-properties officeooo:rsid="00487804" officeooo:paragraph-rsid="00487804"/>
    </style:style>
    <style:style style:name="P39" style:family="paragraph" style:parent-style-name="Standard">
      <style:text-properties officeooo:rsid="004b4d3c" officeooo:paragraph-rsid="004b4d3c"/>
    </style:style>
    <style:style style:name="P40" style:family="paragraph" style:parent-style-name="Standard" style:list-style-name="L7">
      <style:text-properties officeooo:rsid="004b4d3c" officeooo:paragraph-rsid="004b4d3c"/>
    </style:style>
    <style:style style:name="P41" style:family="paragraph" style:parent-style-name="Standard">
      <style:text-properties officeooo:rsid="0050a868" officeooo:paragraph-rsid="0050a868"/>
    </style:style>
    <style:style style:name="P42" style:family="paragraph" style:parent-style-name="Standard">
      <style:text-properties officeooo:rsid="00527c22" officeooo:paragraph-rsid="00527c22"/>
    </style:style>
    <style:style style:name="P43" style:family="paragraph" style:parent-style-name="Standard">
      <style:text-properties officeooo:rsid="0053546a" officeooo:paragraph-rsid="0053546a"/>
    </style:style>
    <style:style style:name="P44" style:family="paragraph" style:parent-style-name="Standard">
      <style:text-properties officeooo:rsid="005371c4" officeooo:paragraph-rsid="005371c4"/>
    </style:style>
    <style:style style:name="P45" style:family="paragraph" style:parent-style-name="Table_20_Contents">
      <style:paragraph-properties fo:text-align="center" style:justify-single-word="false"/>
      <style:text-properties officeooo:rsid="0027fc1c" officeooo:paragraph-rsid="0027fc1c"/>
    </style:style>
    <style:style style:name="P46" style:family="paragraph" style:parent-style-name="Table_20_Contents">
      <style:paragraph-properties fo:text-align="center" style:justify-single-word="false"/>
      <style:text-properties officeooo:rsid="0027fc1c" officeooo:paragraph-rsid="0034104d"/>
    </style:style>
    <style:style style:name="P47" style:family="paragraph" style:parent-style-name="Table_20_Contents">
      <style:paragraph-properties fo:text-align="center" style:justify-single-word="false"/>
      <style:text-properties officeooo:rsid="0027fc1c" officeooo:paragraph-rsid="003d19de"/>
    </style:style>
    <style:style style:name="P48" style:family="paragraph" style:parent-style-name="Table_20_Contents">
      <style:paragraph-properties fo:text-align="center" style:justify-single-word="false"/>
      <style:text-properties officeooo:rsid="0027fc1c" officeooo:paragraph-rsid="004ec11e"/>
    </style:style>
    <style:style style:name="P49" style:family="paragraph" style:parent-style-name="Table_20_Contents">
      <style:text-properties officeooo:rsid="0027fc1c" officeooo:paragraph-rsid="0027fc1c"/>
    </style:style>
    <style:style style:name="P50" style:family="paragraph" style:parent-style-name="Table_20_Contents">
      <style:text-properties officeooo:rsid="0027fc1c" officeooo:paragraph-rsid="0034104d"/>
    </style:style>
    <style:style style:name="P51" style:family="paragraph" style:parent-style-name="Table_20_Contents">
      <style:text-properties officeooo:rsid="0027fc1c" officeooo:paragraph-rsid="003d19de"/>
    </style:style>
    <style:style style:name="P52" style:family="paragraph" style:parent-style-name="Table_20_Contents">
      <style:text-properties officeooo:rsid="0027fc1c" officeooo:paragraph-rsid="004ec11e"/>
    </style:style>
    <style:style style:name="P53" style:family="paragraph" style:parent-style-name="Table_20_Contents">
      <style:paragraph-properties fo:text-align="center" style:justify-single-word="false"/>
      <style:text-properties officeooo:rsid="002999c6" officeooo:paragraph-rsid="002999c6"/>
    </style:style>
    <style:style style:name="P54" style:family="paragraph" style:parent-style-name="Table_20_Contents">
      <style:paragraph-properties fo:text-align="center" style:justify-single-word="false"/>
      <style:text-properties officeooo:rsid="002999c6" officeooo:paragraph-rsid="0034104d"/>
    </style:style>
    <style:style style:name="P55" style:family="paragraph" style:parent-style-name="Table_20_Contents">
      <style:paragraph-properties fo:text-align="center" style:justify-single-word="false"/>
      <style:text-properties officeooo:rsid="002999c6" officeooo:paragraph-rsid="003d19de"/>
    </style:style>
    <style:style style:name="P56" style:family="paragraph" style:parent-style-name="Table_20_Contents">
      <style:paragraph-properties fo:text-align="center" style:justify-single-word="false"/>
      <style:text-properties officeooo:rsid="002999c6" officeooo:paragraph-rsid="004ec11e"/>
    </style:style>
    <style:style style:name="P57" style:family="paragraph" style:parent-style-name="Table_20_Contents">
      <style:text-properties officeooo:rsid="002999c6" officeooo:paragraph-rsid="002999c6"/>
    </style:style>
    <style:style style:name="P58" style:family="paragraph" style:parent-style-name="Table_20_Contents">
      <style:text-properties officeooo:rsid="002999c6" officeooo:paragraph-rsid="0034104d"/>
    </style:style>
    <style:style style:name="P59" style:family="paragraph" style:parent-style-name="Table_20_Contents">
      <style:text-properties officeooo:rsid="002999c6" officeooo:paragraph-rsid="003d19de"/>
    </style:style>
    <style:style style:name="P60" style:family="paragraph" style:parent-style-name="Table_20_Contents">
      <style:text-properties officeooo:rsid="002999c6" officeooo:paragraph-rsid="004ec11e"/>
    </style:style>
    <style:style style:name="P61" style:family="paragraph" style:parent-style-name="Table_20_Contents">
      <style:text-properties officeooo:rsid="002b2d0a" officeooo:paragraph-rsid="002b2d0a"/>
    </style:style>
    <style:style style:name="P62" style:family="paragraph" style:parent-style-name="Table_20_Contents">
      <style:paragraph-properties fo:text-align="center" style:justify-single-word="false"/>
      <style:text-properties officeooo:rsid="002b2d0a" officeooo:paragraph-rsid="002b2d0a"/>
    </style:style>
    <style:style style:name="P63" style:family="paragraph" style:parent-style-name="Table_20_Contents">
      <style:paragraph-properties fo:text-align="center" style:justify-single-word="false"/>
      <style:text-properties officeooo:rsid="002b2d0a" officeooo:paragraph-rsid="0034104d"/>
    </style:style>
    <style:style style:name="P64" style:family="paragraph" style:parent-style-name="Table_20_Contents">
      <style:paragraph-properties fo:text-align="center" style:justify-single-word="false"/>
      <style:text-properties officeooo:rsid="002b2d0a" officeooo:paragraph-rsid="003d19de"/>
    </style:style>
    <style:style style:name="P65" style:family="paragraph" style:parent-style-name="Table_20_Contents">
      <style:paragraph-properties fo:text-align="center" style:justify-single-word="false"/>
      <style:text-properties officeooo:rsid="002b2d0a" officeooo:paragraph-rsid="004ec11e"/>
    </style:style>
    <style:style style:name="P66" style:family="paragraph" style:parent-style-name="Table_20_Contents">
      <style:paragraph-properties fo:text-align="start" style:justify-single-word="false"/>
      <style:text-properties officeooo:rsid="002b2d0a" officeooo:paragraph-rsid="002b2d0a"/>
    </style:style>
    <style:style style:name="P67" style:family="paragraph" style:parent-style-name="Table_20_Contents">
      <style:paragraph-properties fo:text-align="start" style:justify-single-word="false"/>
      <style:text-properties officeooo:rsid="002b2d0a" officeooo:paragraph-rsid="0034104d"/>
    </style:style>
    <style:style style:name="P68" style:family="paragraph" style:parent-style-name="Table_20_Contents">
      <style:paragraph-properties fo:text-align="start" style:justify-single-word="false"/>
      <style:text-properties officeooo:rsid="002b2d0a" officeooo:paragraph-rsid="003d19de"/>
    </style:style>
    <style:style style:name="P69" style:family="paragraph" style:parent-style-name="Table_20_Contents">
      <style:paragraph-properties fo:text-align="start" style:justify-single-word="false"/>
      <style:text-properties officeooo:rsid="002b2d0a" officeooo:paragraph-rsid="004ec11e"/>
    </style:style>
    <style:style style:name="P70" style:family="paragraph" style:parent-style-name="Table_20_Contents">
      <style:text-properties officeooo:rsid="002b2d0a" officeooo:paragraph-rsid="0034104d"/>
    </style:style>
    <style:style style:name="P71" style:family="paragraph" style:parent-style-name="Table_20_Contents">
      <style:text-properties officeooo:rsid="002b2d0a" officeooo:paragraph-rsid="003d19de"/>
    </style:style>
    <style:style style:name="P72" style:family="paragraph" style:parent-style-name="Table_20_Contents">
      <style:text-properties officeooo:rsid="002b2d0a" officeooo:paragraph-rsid="004ec11e"/>
    </style:style>
    <style:style style:name="P73" style:family="paragraph" style:parent-style-name="Table_20_Contents">
      <style:text-properties officeooo:rsid="002b6a0d" officeooo:paragraph-rsid="002b6a0d"/>
    </style:style>
    <style:style style:name="P74" style:family="paragraph" style:parent-style-name="Table_20_Contents">
      <style:text-properties officeooo:rsid="002b6a0d" officeooo:paragraph-rsid="0034104d"/>
    </style:style>
    <style:style style:name="P75" style:family="paragraph" style:parent-style-name="Table_20_Contents">
      <style:text-properties officeooo:rsid="002b6a0d" officeooo:paragraph-rsid="003d19de"/>
    </style:style>
    <style:style style:name="P76" style:family="paragraph" style:parent-style-name="Table_20_Contents">
      <style:text-properties officeooo:rsid="002b6a0d" officeooo:paragraph-rsid="004ec11e"/>
    </style:style>
    <style:style style:name="P77" style:family="paragraph" style:parent-style-name="Table_20_Contents">
      <style:text-properties officeooo:rsid="0034104d" officeooo:paragraph-rsid="0034104d"/>
    </style:style>
    <style:style style:name="P78" style:family="paragraph" style:parent-style-name="Table_20_Contents">
      <style:text-properties officeooo:rsid="0034104d" officeooo:paragraph-rsid="003d19de"/>
    </style:style>
    <style:style style:name="P79" style:family="paragraph" style:parent-style-name="Table_20_Contents">
      <style:text-properties officeooo:rsid="0034104d" officeooo:paragraph-rsid="004ec11e"/>
    </style:style>
    <style:style style:name="P80" style:family="paragraph" style:parent-style-name="Table_20_Contents">
      <style:text-properties officeooo:rsid="00360a70" officeooo:paragraph-rsid="00360a70"/>
    </style:style>
    <style:style style:name="P81" style:family="paragraph" style:parent-style-name="Table_20_Contents">
      <style:text-properties officeooo:rsid="00360a70" officeooo:paragraph-rsid="004ec11e"/>
    </style:style>
    <style:style style:name="P82" style:family="paragraph" style:parent-style-name="Table_20_Contents">
      <style:text-properties officeooo:rsid="0037462b" officeooo:paragraph-rsid="0037462b"/>
    </style:style>
    <style:style style:name="P83" style:family="paragraph" style:parent-style-name="Table_20_Contents">
      <style:text-properties officeooo:rsid="0037462b" officeooo:paragraph-rsid="004ec11e"/>
    </style:style>
    <style:style style:name="P84" style:family="paragraph" style:parent-style-name="Table_20_Contents">
      <style:text-properties officeooo:rsid="003d19de" officeooo:paragraph-rsid="003d19de"/>
    </style:style>
    <style:style style:name="P85" style:family="paragraph" style:parent-style-name="Table_20_Contents">
      <style:text-properties officeooo:rsid="003dfc7e" officeooo:paragraph-rsid="003dfc7e"/>
    </style:style>
    <style:style style:name="P86" style:family="paragraph" style:parent-style-name="Table_20_Contents">
      <style:text-properties officeooo:rsid="003fc79d" officeooo:paragraph-rsid="003fc79d"/>
    </style:style>
    <style:style style:name="P87" style:family="paragraph" style:parent-style-name="Table_20_Contents">
      <style:text-properties officeooo:rsid="00412886" officeooo:paragraph-rsid="00412886"/>
    </style:style>
    <style:style style:name="P88" style:family="paragraph" style:parent-style-name="Table_20_Contents">
      <style:text-properties officeooo:rsid="004159d9" officeooo:paragraph-rsid="004159d9"/>
    </style:style>
    <style:style style:name="P89" style:family="paragraph" style:parent-style-name="Table_20_Contents">
      <style:text-properties officeooo:rsid="004ec11e" officeooo:paragraph-rsid="004ec11e"/>
    </style:style>
    <style:style style:name="P90" style:family="paragraph" style:parent-style-name="Table_20_Contents">
      <style:text-properties officeooo:rsid="004fcc3f" officeooo:paragraph-rsid="004fcc3f"/>
    </style:style>
    <style:style style:name="T1" style:family="text">
      <style:text-properties officeooo:rsid="0018de9f"/>
    </style:style>
    <style:style style:name="T2" style:family="text">
      <style:text-properties officeooo:rsid="001aeee0"/>
    </style:style>
    <style:style style:name="T3" style:family="text">
      <style:text-properties officeooo:rsid="001b5b1b"/>
    </style:style>
    <style:style style:name="T4" style:family="text">
      <style:text-properties officeooo:rsid="001cb1e0"/>
    </style:style>
    <style:style style:name="T5" style:family="text">
      <style:text-properties officeooo:rsid="001d5bdc"/>
    </style:style>
    <style:style style:name="T6" style:family="text">
      <style:text-properties officeooo:rsid="001f3240"/>
    </style:style>
    <style:style style:name="T7" style:family="text">
      <style:text-properties officeooo:rsid="0025d208"/>
    </style:style>
    <style:style style:name="T8" style:family="text">
      <style:text-properties officeooo:rsid="002df316"/>
    </style:style>
    <style:style style:name="T9" style:family="text">
      <style:text-properties officeooo:rsid="002f6e9c"/>
    </style:style>
    <style:style style:name="T10" style:family="text">
      <style:text-properties officeooo:rsid="002f81cb"/>
    </style:style>
    <style:style style:name="T11" style:family="text">
      <style:text-properties officeooo:rsid="00312c6d"/>
    </style:style>
    <style:style style:name="T12" style:family="text">
      <style:text-properties officeooo:rsid="0034104d"/>
    </style:style>
    <style:style style:name="T13" style:family="text">
      <style:text-properties officeooo:rsid="0038a89a"/>
    </style:style>
    <style:style style:name="T14" style:family="text">
      <style:text-properties officeooo:rsid="003d19de"/>
    </style:style>
    <style:style style:name="T15" style:family="text">
      <style:text-properties officeooo:rsid="003f3fbe"/>
    </style:style>
    <style:style style:name="T16" style:family="text">
      <style:text-properties officeooo:rsid="0042da7e"/>
    </style:style>
    <style:style style:name="T17" style:family="text">
      <style:text-properties officeooo:rsid="00436a19"/>
    </style:style>
    <style:style style:name="T18" style:family="text">
      <style:text-properties officeooo:rsid="004a75d7"/>
    </style:style>
    <style:style style:name="T19" style:family="text">
      <style:text-properties officeooo:rsid="004cc50f"/>
    </style:style>
    <style:style style:name="T20" style:family="text">
      <style:text-properties officeooo:rsid="004ec11e"/>
    </style:style>
    <style:style style:name="T21" style:family="text">
      <style:text-properties officeooo:rsid="005371c4"/>
    </style:style>
    <style:style style:name="T22" style:family="text">
      <style:text-properties officeooo:rsid="0054a9c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piegazione per Francesco,Aldo e Daniele</text:p>
      <text:p text:style-name="P43">Il documento è solo una bozza,cioè ho scritto soltanto il contenuto,bisogna fare le tabelle sia quelle che ho già fatto io sia quelle con la foto della personas. Ne ho fatte 4,vorrei fare anche quella dell’impiegato del comune,ditemi voi.</text:p>
      <text:p text:style-name="P43"/>
      <text:p text:style-name="P44">Per quanto riguarda i punti dell’assignment, questo è il quarto punto ma bisogna ancora spiegare perché ho scelto questo numero di personaggi</text:p>
      <text:p text:style-name="P42"/>
      <text:p text:style-name="P42">MECCANISMO DI SEGNALAZIONE(Fatemi sapere se vi piace come idea,l’ho dovuta fare perché poi è più semplice fare il punto successivo,ossia quello dei task)</text:p>
      <text:p text:style-name="P41">Segnalare una “zona sporca” cioè una zona in cui si stanno accumulando rifiuti e che potrebbe diventare una discarica abusiva.</text:p>
      <text:p text:style-name="P1"/>
      <text:p text:style-name="P1"/>
      <text:p text:style-name="P1"/>
      <text:p text:style-name="P1"/>
      <text:p text:style-name="P1">3)Spiegazione dello sviluppo dei personaggi</text:p>
      <text:p text:style-name="P1"/>
      <text:p text:style-name="P1">I personaggi descritti nel prossimo punto sono stati sviluppati a partire da un sondaggio online basato su una serie di domande il cui scopo fosse quello di <text:span text:style-name="T1">capire la conoscenza degli intervistati sul problema affrontato e di descrivere le loro problematiche.</text:span></text:p>
      <text:p text:style-name="P1"/>
      <text:p text:style-name="P2">Basandoci su un campione relativamente ristretto di persone ( circa 35 intervistati )ed in base alle loro risposte,si è notato che le principali difficoltà <text:span text:style-name="T2">stanno nell’individuazione della tipologia di rifiuto e soprattutto nello smaltimento di rifiuti ingombranti e speciali.</text:span></text:p>
      <text:p text:style-name="P2"/>
      <text:p text:style-name="P3">Ci siamo poi documentati online,seguendo siti ministeriali e diversi quotidiani, che molte amministrazioni comunali riesco<text:span text:style-name="T17">no</text:span> difficilmente a smaltire tutti i rifiuti <text:span text:style-name="T3">dato l’elevato costo per tonnellata ( dai 110 ai 150 euro escluse spese di trasporto) e ciò rappresenta la loro principale preoccupazione, in quanto il loro obiettivo è il pareggio di bilancio.</text:span></text:p>
      <text:p text:style-name="P3"/>
      <text:p text:style-name="P6">Anche le aziende coinvolte nello smaltimento di rifiuti sono soggette a disagi <text:span text:style-name="T5">e vengono danneggiate da tutto ciò che è stato detto prima</text:span>,ad esempio <text:span text:style-name="T5">a causa del</text:span> ritardo nei pagamenti per il loro servizio oppure <text:span text:style-name="T6">a cause delle</text:span> azioni <text:span text:style-name="T4">malavitose di organizzazioni criminali che lucrano su tali operazioni.</text:span></text:p>
      <text:p text:style-name="P6"/>
      <text:p text:style-name="P12">Gli obiettivi dei cittadini sono quindi:</text:p>
      <text:list xml:id="list1780536321353013757" text:style-name="L1">
        <text:list-item>
          <text:p text:style-name="P13">Avere un modo semplice e veloce di distinguere i vari tipi di rifiuti</text:p>
        </text:list-item>
        <text:list-item>
          <text:p text:style-name="P13">Conoscere informazioni su come e dove smaltire rifiuti ingombranti e speciali</text:p>
        </text:list-item>
        <text:list-item>
          <text:p text:style-name="P14">Evitare di mantenere per molto tempo i rifiuti nelle proprie abitazioni</text:p>
        </text:list-item>
      </text:list>
      <text:p text:style-name="P15">L’amministrazione comunale invece desidera:</text:p>
      <text:list xml:id="list2093595882408241071" text:style-name="L2">
        <text:list-item>
          <text:p text:style-name="P16">Trovare un sistema che permetta di risparmiare sullo smaltimento dei rifiuti</text:p>
        </text:list-item>
        <text:list-item>
          <text:p text:style-name="P16">Trovare un’alternativa all’utilizzo di discariche a cielo aperto sul proprio territorio</text:p>
        </text:list-item>
      </text:list>
      <text:p text:style-name="P15">Infine le aziende di smaltimento vorrebbero:</text:p>
      <text:list xml:id="list399411178313598300" text:style-name="L3">
        <text:list-item>
          <text:p text:style-name="P17">Una maggiore responsabilità da parte dei cittadini,in quanto rifiuti non riciclati richiedono maggiore sforzo e risorse per poter essere smaltiti.</text:p>
        </text:list-item>
        <text:list-item>
          <text:p text:style-name="P18">Avere un compenso onesto per il lavoro svolto da parte dell’amministrazione comunale</text:p>
        </text:list-item>
      </text:list>
      <text:p text:style-name="P6"/>
      <text:p text:style-name="P6"/>
      <text:p text:style-name="P6">----<text:span text:style-name="T22">Fonte della notizia--------</text:span></text:p>
      <text:p text:style-name="P5"/>
      <text:p text:style-name="P7">https://www.panorama.it/news/cronaca/rifiuti-perche-problema-italia/</text:p>
      <text:p text:style-name="P8"><text:soft-page-break/>4)PERSONAGGI E OBIETTIVI</text:p>
      <text:p text:style-name="P8"/>
      <text:p text:style-name="P19">4.1 Studente Fuorisede</text:p>
      <text:p text:style-name="P19"/>
      <text:p text:style-name="P19">Descrizione</text:p>
      <text:p text:style-name="P19"/>
      <text:p text:style-name="P19">Mario è uno studente fuori sede che frequenta l’università di Salerno e abita in una casa in affito a Fisciano.</text:p>
      <text:p text:style-name="P19">Lontano dalla sua famiglia, egli provvede a fare la spesa e si occupa della casa insieme ad altri inquilini. Il comune adotta la raccolta <text:span text:style-name="T7">differenziata porta a porta e Mario conosce bene i giorni di conferimento e sa distinguere i vari rifiuti. Purtroppo capita alcune volte che i rifiuti non vengano prelevati e lasciati davanti la porta dell’abitazione. Ciò crea disagio a Mario e ai suoi coinquilini,soprattutto a causa dell’odore sgradevole che si genera.</text:span></text:p>
      <text:p text:style-name="P19"/>
      <text:p text:style-name="P20">Egli vorrebbe un modo per liberarsi dei rifiuti immediatamente e in maniera semplice</text:p>
      <text:p text:style-name="P20"/>
      <text:p text:style-name="P21">Obiettivo</text:p>
      <text:list xml:id="list6046237816601201824" text:style-name="L4">
        <text:list-item>
          <text:p text:style-name="P22">Liberarsi dei rifiuti nel più breve tempo possibile</text:p>
        </text:list-item>
      </text:list>
      <text:p text:style-name="P21"/>
      <text:p text:style-name="P21"/>
      <text:p text:style-name="P8"/>
      <table:table table:name="Tabella1" table:style-name="Tabella1">
        <table:table-column table:style-name="Tabella1.A"/>
        <table:table-row>
          <table:table-cell table:style-name="Tabella1.A1" office:value-type="string">
            <text:p text:style-name="P45">Checklist Profilo Utente – Studente Fuorisede</text:p>
          </table:table-cell>
        </table:table-row>
        <table:table-row>
          <table:table-cell table:style-name="Tabella1.A2" office:value-type="string">
            <text:p text:style-name="P62">Caratteristiche Psicologiche</text:p>
          </table:table-cell>
        </table:table-row>
        <table:table-row>
          <table:table-cell table:style-name="Tabella1.A2" office:value-type="string">
            <text:p text:style-name="P66">Attitudine <text:s text:c="7"/>----------------------------------------- Neutrale</text:p>
            <text:p text:style-name="P66">Motivazione <text:s text:c="2"/>----------------------------------------- Moderata</text:p>
          </table:table-cell>
        </table:table-row>
        <table:table-row>
          <table:table-cell table:style-name="Tabella1.A2" office:value-type="string">
            <text:p text:style-name="P45">Conoscenze ed esperienza</text:p>
          </table:table-cell>
        </table:table-row>
      </table:table>
      <table:table table:name="Tabella2" table:style-name="Tabella2">
        <table:table-column table:style-name="Tabella2.A" table:number-columns-repeated="2"/>
        <table:table-row>
          <table:table-cell table:style-name="Tabella2.A1" office:value-type="string">
            <text:p text:style-name="P49">Esperienza col sistema</text:p>
          </table:table-cell>
          <table:table-cell table:style-name="Tabella2.B1" office:value-type="string">
            <text:p text:style-name="P77">Novizio</text:p>
          </table:table-cell>
        </table:table-row>
        <table:table-row>
          <table:table-cell table:style-name="Tabella2.A2" office:value-type="string">
            <text:p text:style-name="P49">Conoscenze di informatica</text:p>
          </table:table-cell>
          <table:table-cell table:style-name="Tabella2.B2" office:value-type="string">
            <text:p text:style-name="P49">Alta</text:p>
          </table:table-cell>
        </table:table-row>
        <table:table-row>
          <table:table-cell table:style-name="Tabella2.A2" office:value-type="string">
            <text:p text:style-name="P49">Istruzione</text:p>
          </table:table-cell>
          <table:table-cell table:style-name="Tabella2.B2" office:value-type="string">
            <text:p text:style-name="P49">Diploma Liceo Classico</text:p>
          </table:table-cell>
        </table:table-row>
        <table:table-row>
          <table:table-cell table:style-name="Tabella2.A2" office:value-type="string">
            <text:p text:style-name="P49">Esperienza nell’uso di sistemi interattivi</text:p>
          </table:table-cell>
          <table:table-cell table:style-name="Tabella2.B2" office:value-type="string">
            <text:p text:style-name="P49">Nessuna</text:p>
          </table:table-cell>
        </table:table-row>
        <table:table-row>
          <table:table-cell table:style-name="Tabella2.B2" table:number-columns-spanned="2" office:value-type="string">
            <text:p text:style-name="P53">Caratteristiche di lavoro e caratteristiche dei task</text:p>
          </table:table-cell>
          <table:covered-table-cell/>
        </table:table-row>
      </table:table>
      <table:table table:name="Tabella3" table:style-name="Tabella3">
        <table:table-column table:style-name="Tabella3.A"/>
        <table:table-column table:style-name="Tabella3.B"/>
        <table:table-row>
          <table:table-cell table:style-name="Tabella3.A1" office:value-type="string">
            <text:p text:style-name="P57">Frequenza d’uso</text:p>
          </table:table-cell>
          <table:table-cell table:style-name="Tabella3.B1" office:value-type="string">
            <text:p text:style-name="P57">Media</text:p>
          </table:table-cell>
        </table:table-row>
        <table:table-row>
          <table:table-cell table:style-name="Tabella3.A2" office:value-type="string">
            <text:p text:style-name="P57">Importanza del task</text:p>
          </table:table-cell>
          <table:table-cell table:style-name="Tabella3.B2" office:value-type="string">
            <text:p text:style-name="P57">Media</text:p>
          </table:table-cell>
        </table:table-row>
        <table:table-row>
          <table:table-cell table:style-name="Tabella3.A2" office:value-type="string">
            <text:p text:style-name="P61">Esperienza di applicazioni</text:p>
          </table:table-cell>
          <table:table-cell table:style-name="Tabella3.B2" office:value-type="string">
            <text:p text:style-name="P61">Nessun sistema simile</text:p>
          </table:table-cell>
        </table:table-row>
        <table:table-row>
          <table:table-cell table:style-name="Tabella3.A2" office:value-type="string">
            <text:p text:style-name="P61">Linguaggio</text:p>
          </table:table-cell>
          <table:table-cell table:style-name="Tabella3.B2" office:value-type="string">
            <text:p text:style-name="P73">Italiano</text:p>
          </table:table-cell>
        </table:table-row>
        <table:table-row>
          <table:table-cell table:style-name="Tabella3.A2" office:value-type="string">
            <text:p text:style-name="P57">Complessità del task</text:p>
          </table:table-cell>
          <table:table-cell table:style-name="Tabella3.B2" office:value-type="string">
            <text:p text:style-name="P57">Bassa</text:p>
          </table:table-cell>
        </table:table-row>
        <table:table-row>
          <table:table-cell table:style-name="Tabella3.B2" table:number-columns-spanned="2" office:value-type="string">
            <text:p text:style-name="P53">Caratteristiche fisiche</text:p>
          </table:table-cell>
          <table:covered-table-cell/>
        </table:table-row>
        <table:table-row>
          <table:table-cell table:style-name="Tabella3.A2" office:value-type="string">
            <text:p text:style-name="P73">Sesso</text:p>
          </table:table-cell>
          <table:table-cell table:style-name="Tabella3.B2" office:value-type="string">
            <text:p text:style-name="P73">Uomo</text:p>
          </table:table-cell>
        </table:table-row>
        <table:table-row>
          <table:table-cell table:style-name="Tabella3.A2" office:value-type="string">
            <text:p text:style-name="P73">Predominanza</text:p>
          </table:table-cell>
          <table:table-cell table:style-name="Tabella3.B2" office:value-type="string">
            <text:p text:style-name="P73">Mancino</text:p>
          </table:table-cell>
        </table:table-row>
      </table:table>
      <text:p text:style-name="P8"/>
      <text:p text:style-name="P3"/>
      <text:p text:style-name="P3"/>
      <text:p text:style-name="P30">4.2 Ambientalista</text:p>
      <text:p text:style-name="P30"/>
      <text:p text:style-name="P30">Descrizione</text:p>
      <text:p text:style-name="P30"><text:soft-page-break/></text:p>
      <text:p text:style-name="P30">Laura è una ragazza molto acuta e perspicace. Nonostante la sua giovane età è molto attiva nel sociale e si occupa di volontariato in diverse associazioni. </text:p>
      <text:p text:style-name="P30"/>
      <text:p text:style-name="P30">Uno dei suoi obiettivi principali è la salvaguardia e la difesa degli animali e della natura. Essa ha aderito a diversi progetti del WWF e dell’associazione italiana Legambiente.</text:p>
      <text:p text:style-name="P30"/>
      <text:p text:style-name="P30">Come molti altri ambientalisti, è preoccupata degli effetti che rifiuti abbandonati sulla strada e discariche abusive possano causare sull’ambiente. Inoltre sostiene la necessità di una campagna di sensibilizzazione delle persone che svolgono la raccolta differenziata in maniera del tutto disinteressata,spesso gettando “a caso” i rifiuti nei sacchetti ed annullando quindi i benefici di quest’ultima.</text:p>
      <text:p text:style-name="P30"/>
      <text:p text:style-name="P31">Vorrebbe quindi uno strumento che permettesse di avere strade più pulite e una maggiore differenziazione dei rifiuti.</text:p>
      <text:p text:style-name="P31"/>
      <text:p text:style-name="P32">Obiettivi</text:p>
      <text:list xml:id="list346794354784836613" text:style-name="L6">
        <text:list-item>
          <text:p text:style-name="P33">Evitare l’abbandono di rifiuti per strada</text:p>
        </text:list-item>
        <text:list-item>
          <text:p text:style-name="P33">Evitare la formazione di discariche abusive</text:p>
        </text:list-item>
        <text:list-item>
          <text:p text:style-name="P33">Incentivare le persone a differenziare correttamente i rifiuti.</text:p>
        </text:list-item>
      </text:list>
      <text:p text:style-name="P32"/>
      <text:p text:style-name="P32"/>
      <text:p text:style-name="P32"/>
      <text:p text:style-name="P10"/>
      <table:table table:name="Tabella7" table:style-name="Tabella7">
        <table:table-column table:style-name="Tabella7.A"/>
        <table:table-row>
          <table:table-cell table:style-name="Tabella7.A1" office:value-type="string">
            <text:p text:style-name="P47">Checklist Profilo Utente – <text:span text:style-name="T16">Ambientalista</text:span></text:p>
          </table:table-cell>
        </table:table-row>
        <table:table-row>
          <table:table-cell table:style-name="Tabella7.A2" office:value-type="string">
            <text:p text:style-name="P64">Caratteristiche Psicologiche</text:p>
          </table:table-cell>
        </table:table-row>
        <table:table-row>
          <table:table-cell table:style-name="Tabella7.A2" office:value-type="string">
            <text:p text:style-name="P68">Attitudine <text:s text:c="7"/>----------------------------------------- <text:span text:style-name="T14">Positiva</text:span></text:p>
            <text:p text:style-name="P68">Motivazione <text:s text:c="2"/>----------------------------------------- <text:span text:style-name="T14">Alta</text:span></text:p>
          </table:table-cell>
        </table:table-row>
        <table:table-row>
          <table:table-cell table:style-name="Tabella7.A2" office:value-type="string">
            <text:p text:style-name="P47">Conoscenze ed esperienza</text:p>
          </table:table-cell>
        </table:table-row>
      </table:table>
      <table:table table:name="Tabella8" table:style-name="Tabella8">
        <table:table-column table:style-name="Tabella8.A" table:number-columns-repeated="2"/>
        <table:table-row>
          <table:table-cell table:style-name="Tabella8.A1" office:value-type="string">
            <text:p text:style-name="P85">Livello di lettura</text:p>
          </table:table-cell>
          <table:table-cell table:style-name="Tabella8.B1" office:value-type="string">
            <text:p text:style-name="P85">Oltre il 12</text:p>
          </table:table-cell>
        </table:table-row>
        <table:table-row>
          <table:table-cell table:style-name="Tabella8.A2" office:value-type="string">
            <text:p text:style-name="P51">Esperienza col sistema</text:p>
          </table:table-cell>
          <table:table-cell table:style-name="Tabella8.B2" office:value-type="string">
            <text:p text:style-name="P78">Novizio</text:p>
          </table:table-cell>
        </table:table-row>
        <table:table-row>
          <table:table-cell table:style-name="Tabella8.A2" office:value-type="string">
            <text:p text:style-name="P51">Conoscenze di informatica</text:p>
          </table:table-cell>
          <table:table-cell table:style-name="Tabella8.B2" office:value-type="string">
            <text:p text:style-name="P84">Media</text:p>
          </table:table-cell>
        </table:table-row>
        <table:table-row>
          <table:table-cell table:style-name="Tabella8.A2" office:value-type="string">
            <text:p text:style-name="P51">Istruzione</text:p>
          </table:table-cell>
          <table:table-cell table:style-name="Tabella8.B2" office:value-type="string">
            <text:p text:style-name="P84">Laurea in Scienze della Comunicazione</text:p>
          </table:table-cell>
        </table:table-row>
        <table:table-row>
          <table:table-cell table:style-name="Tabella8.A2" office:value-type="string">
            <text:p text:style-name="P51">Esperienza nell’uso di sistemi interattivi</text:p>
          </table:table-cell>
          <table:table-cell table:style-name="Tabella8.B2" office:value-type="string">
            <text:p text:style-name="P51">Nessuna</text:p>
          </table:table-cell>
        </table:table-row>
        <table:table-row>
          <table:table-cell table:style-name="Tabella8.B2" table:number-columns-spanned="2" office:value-type="string">
            <text:p text:style-name="P55">Caratteristiche di lavoro e caratteristiche dei task</text:p>
          </table:table-cell>
          <table:covered-table-cell/>
        </table:table-row>
      </table:table>
      <table:table table:name="Tabella9" table:style-name="Tabella9">
        <table:table-column table:style-name="Tabella9.A"/>
        <table:table-column table:style-name="Tabella9.B"/>
        <table:table-row>
          <table:table-cell table:style-name="Tabella9.A1" office:value-type="string">
            <text:p text:style-name="P59">Frequenza d’uso</text:p>
          </table:table-cell>
          <table:table-cell table:style-name="Tabella9.B1" office:value-type="string">
            <text:p text:style-name="P86">Alta</text:p>
          </table:table-cell>
        </table:table-row>
        <table:table-row>
          <table:table-cell table:style-name="Tabella9.A2" office:value-type="string">
            <text:p text:style-name="P59">Importanza del task</text:p>
          </table:table-cell>
          <table:table-cell table:style-name="Tabella9.B2" office:value-type="string">
            <text:p text:style-name="P87">Alta</text:p>
          </table:table-cell>
        </table:table-row>
        <table:table-row>
          <table:table-cell table:style-name="Tabella9.A2" office:value-type="string">
            <text:p text:style-name="P71">Esperienza di applicazioni</text:p>
          </table:table-cell>
          <table:table-cell table:style-name="Tabella9.B2" office:value-type="string">
            <text:p text:style-name="P71">Nessun sistema simile</text:p>
          </table:table-cell>
        </table:table-row>
        <table:table-row>
          <table:table-cell table:style-name="Tabella9.A2" office:value-type="string">
            <text:p text:style-name="P71">Linguaggio</text:p>
          </table:table-cell>
          <table:table-cell table:style-name="Tabella9.B2" office:value-type="string">
            <text:p text:style-name="P75">Italiano/<text:span text:style-name="T15">Inglese</text:span></text:p>
          </table:table-cell>
        </table:table-row>
        <table:table-row>
          <table:table-cell table:style-name="Tabella9.A2" office:value-type="string">
            <text:p text:style-name="P59">Complessità del task</text:p>
          </table:table-cell>
          <table:table-cell table:style-name="Tabella9.B2" office:value-type="string">
            <text:p text:style-name="P59">Bassa</text:p>
          </table:table-cell>
        </table:table-row>
        <table:table-row>
          <table:table-cell table:style-name="Tabella9.B2" table:number-columns-spanned="2" office:value-type="string">
            <text:p text:style-name="P55">Caratteristiche fisiche</text:p>
          </table:table-cell>
          <table:covered-table-cell/>
        </table:table-row>
        <table:table-row>
          <table:table-cell table:style-name="Tabella9.A2" office:value-type="string">
            <text:p text:style-name="P75">Sesso</text:p>
          </table:table-cell>
          <table:table-cell table:style-name="Tabella9.B2" office:value-type="string">
            <text:p text:style-name="P84">Donna</text:p>
          </table:table-cell>
        </table:table-row>
        <table:table-row>
          <table:table-cell table:style-name="Tabella9.A2" office:value-type="string">
            <text:p text:style-name="P75">Predominanza</text:p>
          </table:table-cell>
          <table:table-cell table:style-name="Tabella9.B2" office:value-type="string">
            <text:p text:style-name="P84">Ambidestro</text:p>
          </table:table-cell>
        </table:table-row>
        <table:table-row>
          <table:table-cell table:style-name="Tabella9.A2" office:value-type="string">
            <text:p text:style-name="P88">Distingue i colori</text:p>
          </table:table-cell>
          <table:table-cell table:style-name="Tabella9.B2" office:value-type="string">
            <text:p text:style-name="P88">Si</text:p>
          </table:table-cell>
        </table:table-row>
      </table:table>
      <text:p text:style-name="P10"><text:soft-page-break/></text:p>
      <text:p text:style-name="P3"/>
      <text:p text:style-name="P3"/>
      <text:p text:style-name="P3"/>
      <text:p text:style-name="P3"/>
      <text:p text:style-name="P23">4.<text:span text:style-name="T13">3</text:span> Signor<text:span text:style-name="T8">e anziano</text:span></text:p>
      <text:p text:style-name="P23"/>
      <text:p text:style-name="P24">Descrizione</text:p>
      <text:p text:style-name="P24"/>
      <text:p text:style-name="P25">Alberto è un pensionato di 69 anni che vive a Fisciano con sua moglie. <text:span text:style-name="T9">I suoi figli vivono lontano ed è lui che si occupa di tutto,dalle piccole cose fino a quelle più importanti.</text:span></text:p>
      <text:p text:style-name="P25"/>
      <text:p text:style-name="P26">Per quanto riguarda la raccolta differenziata spesso fa confusione e viene rimproverato da sua moglie per le continue disattenzioni. Ad esempio,<text:span text:style-name="T10">dopo aver fatto la barba la mattina,egli butta le lamette usa e getta nel multimateriale, oppure getta le lattine di alluminio della sua birra preferita nell’indifferenziato, cose assolutamente sbagliate.</text:span></text:p>
      <text:p text:style-name="P26"/>
      <text:p text:style-name="P26"><text:span text:style-name="T11">Vorrebbe quindi un modo per individuare in maniera semplice le varie tipologie di rifiuti. Inoltre,vorrebbe anche conoscere il modo per smaltire alcuni suoi vecchi oggetti come ad esempio un vecchio stereo rotto, e un piccolo televisore a tubo catodico.</text:span></text:p>
      <text:p text:style-name="P26"/>
      <text:p text:style-name="P27">Obiettivi</text:p>
      <text:list xml:id="list3139195708463936313" text:style-name="L5">
        <text:list-item>
          <text:p text:style-name="P29">Trovare un modo che permetta di distinguere in maniera semplice i vari tipi di rifiuti</text:p>
        </text:list-item>
        <text:list-item>
          <text:p text:style-name="P29">Conoscere le modalità di smaltimento di rifiuti ingombranti e/o speciali.</text:p>
        </text:list-item>
      </text:list>
      <text:p text:style-name="P28"/>
      <text:p text:style-name="P28"/>
      <text:p text:style-name="P3"/>
      <text:p text:style-name="P3"/>
      <text:p text:style-name="P9"/>
      <table:table table:name="Tabella4" table:style-name="Tabella4">
        <table:table-column table:style-name="Tabella4.A"/>
        <table:table-row>
          <table:table-cell table:style-name="Tabella4.A1" office:value-type="string">
            <text:p text:style-name="P46">Checklist Profilo Utente – S<text:span text:style-name="T12">ignore Anziano</text:span></text:p>
          </table:table-cell>
        </table:table-row>
        <table:table-row>
          <table:table-cell table:style-name="Tabella4.A2" office:value-type="string">
            <text:p text:style-name="P63">Caratteristiche Psicologiche</text:p>
          </table:table-cell>
        </table:table-row>
        <table:table-row>
          <table:table-cell table:style-name="Tabella4.A2" office:value-type="string">
            <text:p text:style-name="P67">Attitudine <text:s text:c="7"/>----------------------------------------- Neutrale</text:p>
            <text:p text:style-name="P67">Motivazione <text:s text:c="2"/>----------------------------------------- Moderata</text:p>
          </table:table-cell>
        </table:table-row>
        <table:table-row>
          <table:table-cell table:style-name="Tabella4.A2" office:value-type="string">
            <text:p text:style-name="P46">Conoscenze ed esperienza</text:p>
          </table:table-cell>
        </table:table-row>
      </table:table>
      <table:table table:name="Tabella5" table:style-name="Tabella5">
        <table:table-column table:style-name="Tabella5.A" table:number-columns-repeated="2"/>
        <table:table-row>
          <table:table-cell table:style-name="Tabella5.A1" office:value-type="string">
            <text:p text:style-name="P80">Livello di lettura</text:p>
          </table:table-cell>
          <table:table-cell table:style-name="Tabella5.B1" office:value-type="string">
            <text:p text:style-name="P80">Tra il 5 e il 12</text:p>
          </table:table-cell>
        </table:table-row>
        <table:table-row>
          <table:table-cell table:style-name="Tabella5.A2" office:value-type="string">
            <text:p text:style-name="P50">Esperienza col sistema</text:p>
          </table:table-cell>
          <table:table-cell table:style-name="Tabella5.B2" office:value-type="string">
            <text:p text:style-name="P77">Novizio</text:p>
          </table:table-cell>
        </table:table-row>
        <table:table-row>
          <table:table-cell table:style-name="Tabella5.A2" office:value-type="string">
            <text:p text:style-name="P50">Conoscenze di informatica</text:p>
          </table:table-cell>
          <table:table-cell table:style-name="Tabella5.B2" office:value-type="string">
            <text:p text:style-name="P77">Bassa</text:p>
          </table:table-cell>
        </table:table-row>
        <table:table-row>
          <table:table-cell table:style-name="Tabella5.A2" office:value-type="string">
            <text:p text:style-name="P50">Istruzione</text:p>
          </table:table-cell>
          <table:table-cell table:style-name="Tabella5.B2" office:value-type="string">
            <text:p text:style-name="P50">Diploma <text:span text:style-name="T12">Scuola Media Inferiore</text:span></text:p>
          </table:table-cell>
        </table:table-row>
        <table:table-row>
          <table:table-cell table:style-name="Tabella5.A2" office:value-type="string">
            <text:p text:style-name="P50">Esperienza nell’uso di sistemi interattivi</text:p>
          </table:table-cell>
          <table:table-cell table:style-name="Tabella5.B2" office:value-type="string">
            <text:p text:style-name="P50">Nessuna</text:p>
          </table:table-cell>
        </table:table-row>
        <table:table-row>
          <table:table-cell table:style-name="Tabella5.B2" table:number-columns-spanned="2" office:value-type="string">
            <text:p text:style-name="P54">Caratteristiche di lavoro e caratteristiche dei task</text:p>
          </table:table-cell>
          <table:covered-table-cell/>
        </table:table-row>
      </table:table>
      <table:table table:name="Tabella6" table:style-name="Tabella6">
        <table:table-column table:style-name="Tabella6.A"/>
        <table:table-column table:style-name="Tabella6.B"/>
        <table:table-row>
          <table:table-cell table:style-name="Tabella6.A1" office:value-type="string">
            <text:p text:style-name="P58">Frequenza d’uso</text:p>
          </table:table-cell>
          <table:table-cell table:style-name="Tabella6.B1" office:value-type="string">
            <text:p text:style-name="P58">Media</text:p>
          </table:table-cell>
        </table:table-row>
        <table:table-row>
          <table:table-cell table:style-name="Tabella6.A2" office:value-type="string">
            <text:p text:style-name="P58">Importanza del task</text:p>
          </table:table-cell>
          <table:table-cell table:style-name="Tabella6.B2" office:value-type="string">
            <text:p text:style-name="P58">Media</text:p>
          </table:table-cell>
        </table:table-row>
        <table:table-row>
          <table:table-cell table:style-name="Tabella6.A2" office:value-type="string">
            <text:p text:style-name="P70">Esperienza di applicazioni</text:p>
          </table:table-cell>
          <table:table-cell table:style-name="Tabella6.B2" office:value-type="string">
            <text:p text:style-name="P70">Nessun sistema simile</text:p>
          </table:table-cell>
        </table:table-row>
        <table:table-row>
          <table:table-cell table:style-name="Tabella6.A2" office:value-type="string">
            <text:p text:style-name="P70">Linguaggio</text:p>
          </table:table-cell>
          <table:table-cell table:style-name="Tabella6.B2" office:value-type="string">
            <text:p text:style-name="P74">Italiano</text:p>
          </table:table-cell>
        </table:table-row>
        <table:table-row>
          <table:table-cell table:style-name="Tabella6.A2" office:value-type="string">
            <text:p text:style-name="P58">Complessità del task</text:p>
          </table:table-cell>
          <table:table-cell table:style-name="Tabella6.B2" office:value-type="string">
            <text:p text:style-name="P58">Bassa</text:p>
          </table:table-cell>
        </table:table-row>
        <table:table-row>
          <table:table-cell table:style-name="Tabella6.B2" table:number-columns-spanned="2" office:value-type="string">
            <text:p text:style-name="P54">Caratteristiche fisiche</text:p>
          </table:table-cell>
          <table:covered-table-cell/>
        </table:table-row>
        <text:soft-page-break/>
        <table:table-row>
          <table:table-cell table:style-name="Tabella6.A2" office:value-type="string">
            <text:p text:style-name="P74">Sesso</text:p>
          </table:table-cell>
          <table:table-cell table:style-name="Tabella6.B2" office:value-type="string">
            <text:p text:style-name="P74">Uomo</text:p>
          </table:table-cell>
        </table:table-row>
        <table:table-row>
          <table:table-cell table:style-name="Tabella6.A2" office:value-type="string">
            <text:p text:style-name="P74">Predominanza</text:p>
          </table:table-cell>
          <table:table-cell table:style-name="Tabella6.B2" office:value-type="string">
            <text:p text:style-name="P77">Destro</text:p>
          </table:table-cell>
        </table:table-row>
        <table:table-row>
          <table:table-cell table:style-name="Tabella6.A2" office:value-type="string">
            <text:p text:style-name="P82">Distingue i colori</text:p>
          </table:table-cell>
          <table:table-cell table:style-name="Tabella6.B2" office:value-type="string">
            <text:p text:style-name="P82">Si</text:p>
          </table:table-cell>
        </table:table-row>
      </table:table>
      <text:p text:style-name="P9"/>
      <text:p text:style-name="P9"/>
      <text:p text:style-name="P9"/>
      <text:p text:style-name="P34">4.4 Operatore ecologico</text:p>
      <text:p text:style-name="P34"/>
      <text:p text:style-name="P35">Descrizione</text:p>
      <text:p text:style-name="P35"/>
      <text:p text:style-name="P36">Luigi è un operatore ecologico che lavora per il comune di Fisciano. Ogni giorno egli svolge due turni: Il primo turno dalle ore 6 alle ore 9 che consiste nella raccolta differenziata porta a porta e un secondo turno serale in cui si occupa della pulizia delle strade del paese.</text:p>
      <text:p text:style-name="P36"/>
      <text:p text:style-name="P37">La maggior parte del suo lavoro viene svolta nel secondo turno. Infatti,molte persone maleducate,gettano lattine,bottiglie di plastica,di vetro e altri oggetti vari che Luigi deve raccogliere <text:s text:c="2"/>e differenziare negli appositi contenitori.</text:p>
      <text:p text:style-name="P37"/>
      <text:p text:style-name="P38">Il signor Luigi ama molto il paese in cui vive e lavora e si rammarica vedendo tali scene di negligenza da parte di alcuni cittadini. <text:span text:style-name="T18">Vorrebbe quindi trovare un sistema che permettesse di sensibilizzare le persone a non gettare i rifiuti per terra ma a differenziarli, e quindi il suo desiderio sarebbe quello di avere strade più pulite.</text:span></text:p>
      <text:p text:style-name="P38"/>
      <text:p text:style-name="P39">Obiettivi</text:p>
      <text:list xml:id="list3656231785890302103" text:style-name="L7">
        <text:list-item>
          <text:p text:style-name="P40">Sensibilizzare e stimolare le persone nella raccolta differenziata</text:p>
        </text:list-item>
        <text:list-item>
          <text:p text:style-name="P40">Avere strade <text:span text:style-name="T19">più pulite</text:span></text:p>
        </text:list-item>
      </text:list>
      <text:p text:style-name="P39"/>
      <text:p text:style-name="P37"/>
      <text:p text:style-name="P4"/>
      <text:p text:style-name="P3"/>
      <text:p text:style-name="P3"/>
      <text:p text:style-name="P11"/>
      <table:table table:name="Tabella10" table:style-name="Tabella10">
        <table:table-column table:style-name="Tabella10.A"/>
        <table:table-row>
          <table:table-cell table:style-name="Tabella10.A1" office:value-type="string">
            <text:p text:style-name="P48">Checklist Profilo Utente – <text:span text:style-name="T20">Operatore Ecologio</text:span></text:p>
          </table:table-cell>
        </table:table-row>
        <table:table-row>
          <table:table-cell table:style-name="Tabella10.A2" office:value-type="string">
            <text:p text:style-name="P65">Caratteristiche Psicologiche</text:p>
          </table:table-cell>
        </table:table-row>
        <table:table-row>
          <table:table-cell table:style-name="Tabella10.A2" office:value-type="string">
            <text:p text:style-name="P69">Attitudine <text:s text:c="7"/>----------------------------------------- Neutrale</text:p>
            <text:p text:style-name="P69">Motivazione <text:s text:c="2"/>----------------------------------------- Moderata</text:p>
          </table:table-cell>
        </table:table-row>
        <table:table-row>
          <table:table-cell table:style-name="Tabella10.A2" office:value-type="string">
            <text:p text:style-name="P48">Conoscenze ed esperienza</text:p>
          </table:table-cell>
        </table:table-row>
      </table:table>
      <table:table table:name="Tabella11" table:style-name="Tabella11">
        <table:table-column table:style-name="Tabella11.A" table:number-columns-repeated="2"/>
        <table:table-row>
          <table:table-cell table:style-name="Tabella11.A1" office:value-type="string">
            <text:p text:style-name="P81">Livello di lettura</text:p>
          </table:table-cell>
          <table:table-cell table:style-name="Tabella11.B1" office:value-type="string">
            <text:p text:style-name="P81">Tra il 5 e il 12</text:p>
          </table:table-cell>
        </table:table-row>
        <table:table-row>
          <table:table-cell table:style-name="Tabella11.A2" office:value-type="string">
            <text:p text:style-name="P52">Esperienza col sistema</text:p>
          </table:table-cell>
          <table:table-cell table:style-name="Tabella11.B2" office:value-type="string">
            <text:p text:style-name="P79">Novizio</text:p>
          </table:table-cell>
        </table:table-row>
        <table:table-row>
          <table:table-cell table:style-name="Tabella11.A2" office:value-type="string">
            <text:p text:style-name="P52">Conoscenze di informatica</text:p>
          </table:table-cell>
          <table:table-cell table:style-name="Tabella11.B2" office:value-type="string">
            <text:p text:style-name="P89">Media</text:p>
          </table:table-cell>
        </table:table-row>
        <table:table-row>
          <table:table-cell table:style-name="Tabella11.A2" office:value-type="string">
            <text:p text:style-name="P52">Istruzione</text:p>
          </table:table-cell>
          <table:table-cell table:style-name="Tabella11.B2" office:value-type="string">
            <text:p text:style-name="P52">Diploma <text:span text:style-name="T12">Scuola Media Superiore</text:span></text:p>
          </table:table-cell>
        </table:table-row>
        <table:table-row>
          <table:table-cell table:style-name="Tabella11.A2" office:value-type="string">
            <text:p text:style-name="P52">Esperienza nell’uso di sistemi interattivi</text:p>
          </table:table-cell>
          <table:table-cell table:style-name="Tabella11.B2" office:value-type="string">
            <text:p text:style-name="P52">Nessuna</text:p>
          </table:table-cell>
        </table:table-row>
        <table:table-row>
          <table:table-cell table:style-name="Tabella11.B2" table:number-columns-spanned="2" office:value-type="string">
            <text:p text:style-name="P56">Caratteristiche di lavoro e caratteristiche dei task</text:p>
          </table:table-cell>
          <table:covered-table-cell/>
        </table:table-row>
      </table:table>
      <table:table table:name="Tabella12" table:style-name="Tabella12">
        <table:table-column table:style-name="Tabella12.A"/>
        <table:table-column table:style-name="Tabella12.B"/>
        <table:table-row>
          <table:table-cell table:style-name="Tabella12.A1" office:value-type="string">
            <text:p text:style-name="P60">Frequenza d’uso</text:p>
          </table:table-cell>
          <table:table-cell table:style-name="Tabella12.B1" office:value-type="string">
            <text:p text:style-name="P60">Media</text:p>
          </table:table-cell>
        </table:table-row>
        <table:table-row>
          <table:table-cell table:style-name="Tabella12.A2" office:value-type="string">
            <text:p text:style-name="P60">Importanza del task</text:p>
          </table:table-cell>
          <table:table-cell table:style-name="Tabella12.B2" office:value-type="string">
            <text:p text:style-name="P60">Media</text:p>
          </table:table-cell>
        </table:table-row>
        <table:table-row>
          <table:table-cell table:style-name="Tabella12.A2" office:value-type="string">
            <text:p text:style-name="P72">Esperienza di applicazioni</text:p>
          </table:table-cell>
          <table:table-cell table:style-name="Tabella12.B2" office:value-type="string">
            <text:p text:style-name="P72">Nessun sistema simile</text:p>
          </table:table-cell>
        </table:table-row>
        <text:soft-page-break/>
        <table:table-row>
          <table:table-cell table:style-name="Tabella12.A2" office:value-type="string">
            <text:p text:style-name="P72">Linguaggio</text:p>
          </table:table-cell>
          <table:table-cell table:style-name="Tabella12.B2" office:value-type="string">
            <text:p text:style-name="P76">Italiano/<text:span text:style-name="T20">Francese</text:span></text:p>
          </table:table-cell>
        </table:table-row>
        <table:table-row>
          <table:table-cell table:style-name="Tabella12.A2" office:value-type="string">
            <text:p text:style-name="P60">Complessità del task</text:p>
          </table:table-cell>
          <table:table-cell table:style-name="Tabella12.B2" office:value-type="string">
            <text:p text:style-name="P60">Bassa</text:p>
          </table:table-cell>
        </table:table-row>
        <table:table-row>
          <table:table-cell table:style-name="Tabella12.B2" table:number-columns-spanned="2" office:value-type="string">
            <text:p text:style-name="P56">Caratteristiche fisiche</text:p>
          </table:table-cell>
          <table:covered-table-cell/>
        </table:table-row>
        <table:table-row>
          <table:table-cell table:style-name="Tabella12.A2" office:value-type="string">
            <text:p text:style-name="P76">Sesso</text:p>
          </table:table-cell>
          <table:table-cell table:style-name="Tabella12.B2" office:value-type="string">
            <text:p text:style-name="P76">Uomo</text:p>
          </table:table-cell>
        </table:table-row>
        <table:table-row>
          <table:table-cell table:style-name="Tabella12.A2" office:value-type="string">
            <text:p text:style-name="P76">Predominanza</text:p>
          </table:table-cell>
          <table:table-cell table:style-name="Tabella12.B2" office:value-type="string">
            <text:p text:style-name="P79">Destro</text:p>
          </table:table-cell>
        </table:table-row>
        <table:table-row>
          <table:table-cell table:style-name="Tabella12.A2" office:value-type="string">
            <text:p text:style-name="P83">Distingue i colori</text:p>
          </table:table-cell>
          <table:table-cell table:style-name="Tabella12.B2" office:value-type="string">
            <text:p text:style-name="P90">Si</text:p>
          </table:table-cell>
        </table:table-row>
      </table:table>
      <text:p text:style-name="P11"/>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23:55:37.127387824</meta:creation-date>
    <dc:date>2018-11-01T01:51:44.295677275</dc:date>
    <meta:editing-duration>PT1H14M44S</meta:editing-duration>
    <meta:editing-cycles>52</meta:editing-cycles>
    <meta:generator>LibreOffice/5.1.6.2$Linux_X86_64 LibreOffice_project/10m0$Build-2</meta:generator>
    <meta:document-statistic meta:table-count="12" meta:image-count="0" meta:object-count="0" meta:page-count="6" meta:paragraph-count="184" meta:word-count="1303" meta:character-count="9174" meta:non-whitespace-character-count="8028"/>
  </office:meta>
</office:document-meta>
</file>